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Ba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Barcode( String ba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Category(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1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.Item( String name ,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Categ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AfterFilterTest.writeAfter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